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7311in" svg:y="2.5185in" svg:width="10.9394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Dimitri</text:p>
          </table:table-cell>
          <table:covered-table-cell/>
          <table:table-cell office:value-type="string" table:number-columns-spanned="2" table:number-rows-spanned="1" table:style-name="ce6">
            <text:p>Remco</text:p>
          </table:table-cell>
          <table:covered-table-cell/>
          <table:table-cell office:value-type="string" table:number-columns-spanned="2" table:number-rows-spanned="1" table:style-name="ce6">
            <text:p>Robert</text:p>
          </table:table-cell>
          <table:covered-table-cell/>
          <table:table-cell office:value-type="string" table:number-columns-spanned="2" table:number-rows-spanned="1" table:style-name="ce6">
            <text:p>Jeroen</text:p>
          </table:table-cell>
          <table:covered-table-cell/>
          <table:table-cell office:value-type="string" table:number-columns-spanned="2" table:number-rows-spanned="1" table:style-name="ce6">
            <text:p>Addie</text:p>
          </table:table-cell>
          <table:covered-table-cell/>
          <table:table-cell office:value-type="string" table:number-columns-spanned="2" table:number-rows-spanned="1" table:style-name="ce6">
            <text:p>Bas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1">
            <text:p>Course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SP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W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BSE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" table:formula="of:=SUM([.B5:.B10])" table:style-name="ce4">
            <text:p>20</text:p>
          </table:table-cell>
          <table:table-cell office:value-type="float" office:value="26" table:formula="of:=SUM([.C5:.C10])" table:style-name="ce5">
            <text:p>26</text:p>
          </table:table-cell>
          <table:table-cell office:value-type="float" office:value="18" table:formula="of:=SUM([.D5:.D10])" table:style-name="ce4">
            <text:p>18</text:p>
          </table:table-cell>
          <table:table-cell office:value-type="float" office:value="20" table:formula="of:=SUM([.E5:.E10])" table:style-name="ce5">
            <text:p>20</text:p>
          </table:table-cell>
          <table:table-cell office:value-type="float" office:value="16" table:formula="of:=SUM([.F5:.F10])" table:style-name="ce4">
            <text:p>16</text:p>
          </table:table-cell>
          <table:table-cell office:value-type="float" office:value="20" table:formula="of:=SUM([.G5:.G10])" table:style-name="ce5">
            <text:p>20</text:p>
          </table:table-cell>
          <table:table-cell office:value-type="float" office:value="20" table:formula="of:=SUM([.H5:.H10])" table:style-name="ce4">
            <text:p>20</text:p>
          </table:table-cell>
          <table:table-cell office:value-type="float" office:value="20" table:formula="of:=SUM([.I5:.I10])" table:style-name="ce5">
            <text:p>20</text:p>
          </table:table-cell>
          <table:table-cell office:value-type="float" office:value="14" table:formula="of:=SUM([.J5:.J10])" table:style-name="ce4">
            <text:p>14</text:p>
          </table:table-cell>
          <table:table-cell office:value-type="float" office:value="20" table:formula="of:=SUM([.K5:.K10])" table:style-name="ce5">
            <text:p>20</text:p>
          </table:table-cell>
          <table:table-cell office:value-type="float" office:value="26" table:formula="of:=SUM([.L5:.L10])" table:style-name="ce4">
            <text:p>26</text:p>
          </table:table-cell>
          <table:table-cell office:value-type="float" office:value="28" table:formula="of:=SUM([.M5:.M10])" table:style-name="ce5">
            <text:p>28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addie perenboom</dc:creator>
    <meta:creation-date>2017-05-01T14:42:31Z</meta:creation-date>
    <dc:date>2017-06-13T13:23:02Z</dc:date>
    <meta:editing-cycles>7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9231496062992pt" svg:width="787.6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L$4:.$M$4"/>
          </chart:axis>
          <chart:series chart:label-cell-address="Sheet1.$L$3" chart:values-cell-range-address="Sheet1.$L$11:.$M$11" chart:class="chart:bar" chart:attached-axis="primary-y" chart:style-name="G0S0">
            <chart:data-point chart:repeated="2"/>
          </chart:series>
          <chart:series chart:label-cell-address="Sheet1.$J$3" chart:values-cell-range-address="Sheet1.$J$11:.$K$11" chart:class="chart:bar" chart:attached-axis="primary-y" chart:style-name="G0S1">
            <chart:data-point chart:repeated="2"/>
          </chart:series>
          <chart:series chart:label-cell-address="Sheet1.$H$3" chart:values-cell-range-address="Sheet1.$H$11:.$I$11" chart:class="chart:bar" chart:attached-axis="primary-y" chart:style-name="G0S2">
            <chart:data-point chart:repeated="2"/>
          </chart:series>
          <chart:series chart:label-cell-address="Sheet1.$F$3" chart:values-cell-range-address="Sheet1.$F$11:.$G$11" chart:class="chart:bar" chart:attached-axis="primary-y" chart:style-name="G0S3">
            <chart:data-point chart:repeated="2"/>
          </chart:series>
          <chart:series chart:label-cell-address="Sheet1.$D$3" chart:values-cell-range-address="Sheet1.$D$11:.$E$11" chart:class="chart:bar" chart:attached-axis="primary-y" chart:style-name="G0S4">
            <chart:data-point chart:repeated="2"/>
          </chart:series>
          <chart:series chart:label-cell-address="Sheet1.$B$3" chart:values-cell-range-address="Sheet1.$B$11:.$C$11" chart:class="chart:bar" chart:attached-axis="primary-y" chart:style-name="G0S5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